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officeooo:rsid="0019ee5a" officeooo:paragraph-rsid="0019ee5a"/>
    </style:style>
    <style:style style:name="P2" style:family="paragraph" style:parent-style-name="Standard">
      <style:text-properties style:text-underline-style="none" officeooo:rsid="0019ee5a" officeooo:paragraph-rsid="001b5c86"/>
    </style:style>
    <style:style style:name="P3" style:family="paragraph" style:parent-style-name="Standard">
      <style:text-properties style:text-underline-style="none" officeooo:rsid="0019ee5a" officeooo:paragraph-rsid="001c8f81"/>
    </style:style>
    <style:style style:name="P4" style:family="paragraph" style:parent-style-name="Standard">
      <style:text-properties style:text-underline-style="none" officeooo:rsid="001b5c86" officeooo:paragraph-rsid="001b5c86"/>
    </style:style>
    <style:style style:name="P5" style:family="paragraph" style:parent-style-name="Standard">
      <style:text-properties fo:font-size="14pt" style:text-underline-style="solid" style:text-underline-width="auto" style:text-underline-color="font-color" officeooo:rsid="0019ee5a" officeooo:paragraph-rsid="0019ee5a" style:font-size-asian="14pt" style:font-size-complex="14pt"/>
    </style:style>
    <style:style style:name="T1" style:family="text">
      <style:text-properties officeooo:rsid="001b5c86"/>
    </style:style>
    <style:style style:name="T2" style:family="text">
      <style:text-properties style:text-underline-style="solid" style:text-underline-width="auto" style:text-underline-color="font-color" officeooo:rsid="001b5c8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W BROWSERS WORK</text:p>
      <text:p text:style-name="P1">A browser is a software that is used to display web-resources requested from the server and displays it on the browsing window. The web-resources` location is usually defined by URI – i.e. Uniform Resource Identifier. Most browser have common features like the home,back,forward and refresh buttons. Examples of browsers are Mozilla,chrome,explorer etc.</text:p>
      <text:p text:style-name="P1">A browser from a functional point of view has 6 high-level structures.</text:p>
      <text:p text:style-name="P1">1. User Interface – What the user uses to interact with the web- resources. Also here the user gets to view requested resources that could be inform of HTML or even <text:span text:style-name="T1">PDF</text:span> or word but <text:span text:style-name="T1">would</text:span> require additional plug-ins to view them.</text:p>
      <text:p text:style-name="P1">2. Browser Engine – Used for querying and manipulating the rendering engine.</text:p>
      <text:p text:style-name="P2">3. Rendering Engine – Responsible for displaying requested parsed content on the screen. </text:p>
      <text:p text:style-name="P4">Different browsers use different rendering engines. Chrome and safari use webkit and <text:s/>firefox uses Gecko.</text:p>
      <text:p text:style-name="P4">During the rendering stage a process called parsing takes place. Parse is the process of converting or translating code to a format that makes sense to the browser. Its done on two levels lexical (which breaks input into tokens.) and syntax parsing (Applies the syntax rules to the code). This resources are obtained from Network layer. A render tree is constructed where the HTML tags are converted into DOMS(Document Object Model) and later a layout process begins.</text:p>
      <text:p text:style-name="P1"/>
      <text:p text:style-name="P1">4. Networking – Responsible for HTTP request. Fetches requested resources.</text:p>
      <text:p text:style-name="P3">5. UI back end – Used for drawing basic widge<text:span text:style-name="T1">t</text:span>s <text:span text:style-name="T1">like combo-boxes and windows. Underneath it uses the operating system user interface methods.</text:span></text:p>
      <text:p text:style-name="P4">6.JavaScript interpreter – Executes JavaScript code.</text:p>
      <text:p text:style-name="P4">7. Data storage – The persistent layer, a browser need to store information e.g. cookies on the hard dis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5T18:57:44.718498272</meta:creation-date>
    <dc:date>2015-09-05T19:33:45.491373984</dc:date>
    <meta:editing-duration>PT2M47S</meta:editing-duration>
    <meta:editing-cycles>1</meta:editing-cycles>
    <meta:document-statistic meta:table-count="0" meta:image-count="0" meta:object-count="0" meta:page-count="1" meta:paragraph-count="12" meta:word-count="276" meta:character-count="1778" meta:non-whitespace-character-count="1504"/>
    <meta:generator>LibreOffice/4.2.8.2$Linux_X86_64 LibreOffice_project/420m0$Build-2</meta:generator>
  </office:meta>
</office:document-meta>
</file>